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FixFacesContext.getView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FixFacesContext.setResponseWriter( ResponseWriter response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FixFacesContext.getResponse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FixFacesContext.getRender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FixFacesContext.getResponse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FixFacesContext.getRenderK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FixFacesContext.getMessag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FixFacesContext.getClientIdsWithMessag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FixFacesContext.checkRelea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FixFacesContext.getAppl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FixFacesContext.getMessages( String client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FixFacesContext.getResponse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FixFacesContext.MessageFixFacesContext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FixFacesContext.getMaximumSeve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FixFacesContext.render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FixFacesContext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FixFacesContext.response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FixFacesContext.getExternal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FixFacesContext.setViewRoot( UIViewRoot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FixFacesContext.setResponseStream( ResponseStream response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FixFacesContext.addMessage( String clientId , FacesMessage messa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